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cc" draw:marker-end="Square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svg:stroke-width="0.102cm" svg:stroke-color="#000000" draw:marker-start-width="0.353cm" draw:marker-end-width="0.353cm" draw:fill="solid" draw:fill-color="#009933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00"/>
    </style:style>
    <style:style style:name="P3" style:family="paragraph">
      <style:paragraph-properties fo:text-align="center"/>
      <style:text-properties fo:color="#009933"/>
    </style:style>
    <style:style style:name="P4" style:family="paragraph">
      <style:paragraph-properties fo:text-align="center"/>
      <style:text-properties fo:color="#0000cc"/>
    </style:style>
    <style:style style:name="T1" style:family="text">
      <style:text-properties fo:color="#ff3300" fo:font-weight="bold" style:font-weight-asian="bold" style:font-weight-complex="bold"/>
    </style:style>
    <style:style style:name="T2" style:family="text">
      <style:text-properties fo:color="#009933"/>
    </style:style>
    <style:style style:name="T3" style:family="text">
      <style:text-properties style:text-underline-style="none"/>
    </style:style>
    <style:style style:name="T4" style:family="text">
      <style:text-properties fo:color="#ff3300" style:text-underline-style="none" fo:font-weight="bold" style:font-weight-asian="bold" style:font-weight-complex="bold"/>
    </style:style>
    <style:style style:name="T5" style:family="text">
      <style:text-properties fo:color="#0000cc"/>
    </style:style>
    <style:style style:name="T6" style:family="text">
      <style:text-properties fo:color="#0000cc"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cc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3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.144cm" svg:height="1.651cm" svg:x="1.381cm" svg:y="1.581cm">
          <text:p text:style-name="P1">ComputeMultiPlasticityStress::</text:p>
          <text:p text:style-name="P1">singleStep() --&gt; <text:span text:style-name="T1">nrStep</text:span>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9.76cm" svg:height="2.286cm" svg:x="14.989cm" svg:y="1.254cm">
          <text:p text:style-name="P1">MultiPlasticityLinearSystem::</text:p>
          <text:p text:style-name="P1"><text:span text:style-name="T2">nrStep</text:span>() --&gt; calculateJacobian()</text:p>
          <text:p text:style-name="P1">--&gt; <text:span text:style-name="T1">dyieldFunction_dintnl</text:span>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2.065cm" svg:height="2.413cm" svg:x="1.254cm" svg:y="4.802cm">
          <text:p text:style-name="P1">MultiPlasticityRawComponentAssembler::</text:p>
          <text:p text:style-name="P1"><text:span text:style-name="T2">dyieldFunction_dintnl</text:span>() --&gt;</text:p>
          <text:p text:style-name="P1"><text:span text:style-name="T3">f[model]-&gt;</text:span><text:span text:style-name="T4">dyieldFunction_dintnlV</text:span><text:span text:style-name="T3">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10.368cm" svg:height="2.54cm" svg:x="15.016cm" svg:y="4.737cm">
          <text:p text:style-name="P1">TensorMechanicsPlasticModel::</text:p>
          <text:p text:style-name="P1"><text:span text:style-name="T5">dyieldFunction_dintnlV</text:span>()</text:p>
          <text:p text:style-name="P1">--&gt; df_dintnl.assign(1, <text:span text:style-name="T6">dyf_dintnl</text:span>()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11.43cm" svg:height="2.286cm" svg:x="1.289cm" svg:y="8.647cm">
          <text:p text:style-name="P1">TensorMechanicsPlasticXX::</text:p>
          <text:p text:style-name="P1"><text:span text:style-name="T5">dyieldFunction_dintnl</text:span>()</text:p>
          <text:p text:style-name="P1">--&gt; return -<text:span text:style-name="T6">dyieldStrength</text:span>(intnl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10.541cm" svg:height="2.413cm" svg:x="14.943cm" svg:y="8.52cm">
          <text:p text:style-name="P1">TensorMechanicsPlasticXX::</text:p>
          <text:p text:style-name="P1"><text:span text:style-name="T5">dyieldStrengh</text:span>()</text:p>
          <text:p text:style-name="P1">--&gt; return _<text:span text:style-name="T1">strength</text:span><text:span text:style-name="T7">.</text:span><text:span text:style-name="T1">derivative</text:span>(intnl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11.43cm" svg:height="3.048cm" svg:x="1.381cm" svg:y="12.303cm">
          <text:p text:style-name="P1">TensorMechanicsPlasticXX::</text:p>
          <text:p text:style-name="P1">_<text:span text:style-name="T5">strength</text:span>(getUserObject</text:p>
          <text:p text:style-name="P1">&lt;TensorMechanicsHardeningModel&gt;</text:p>
          <text:p text:style-name="P1">(“<text:span text:style-name="T6">yield_strength</text:span>”)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10.541cm" svg:height="1.905cm" svg:x="14.97cm" svg:y="12.43cm">
          <text:p text:style-name="P1">TensorMechanicsHardeningModel::</text:p>
          <text:p text:style-name="P1"><text:span text:style-name="T1">derivative</text:span>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11.811cm" svg:height="2.286cm" svg:x="14.343cm" svg:y="15.205cm">
          <text:p text:style-name="P1">TensorMechanicsHardeningXX::</text:p>
          <text:p text:style-name="P1"><text:span text:style-name="T8">derivative</text:span>()</text:p>
          <text:p text:style-name="P1">Return <text:span text:style-name="T9">0.0 </text:span><text:span text:style-name="T10">for Hardening</text:span><text:span text:style-name="T10">Const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588cm" svg:height="3.842cm" svg:x="1.2cm" svg:y="16.048cm">
          <text:p text:style-name="P1"><text:span text:style-name="T2">Base</text:span></text:p>
          <text:p text:style-name="P1"><text:span text:style-name="T11">Derived* or Caller</text:span></text:p>
          <text:p text:style-name="P1"><text:span text:style-name="T5">User input / model</text:span></text:p>
          <text:p text:style-name="P1"><text:span text:style-name="T5"/></text:p>
          <text:p text:style-name="P1"><text:span text:style-name="T11">*non-overri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525cm" svg:y1="2.407cm" svg:x2="14.989cm" svg:y2="2.397cm" draw:start-shape="id1" draw:start-glue-point="7" draw:end-shape="id2" svg:d="M10525 2407l4464-10" svg:viewBox="0 0 4465 11">
          <text:p/>
        </draw:connector>
        <draw:connector draw:style-name="gr2" draw:text-style-name="P1" draw:layer="layout" draw:type="lines" draw:line-skew="0cm -0.252cm" svg:x1="19.869cm" svg:y1="3.54cm" svg:x2="7.286cm" svg:y2="4.802cm" draw:start-shape="id2" draw:start-glue-point="6" draw:end-shape="id3" draw:end-glue-point="4" svg:d="M19869 3540v502l-12583 6v754" svg:viewBox="0 0 12584 1263">
          <text:p/>
        </draw:connector>
        <draw:connector draw:style-name="gr3" draw:text-style-name="P1" draw:layer="layout" draw:type="line" svg:x1="13.319cm" svg:y1="6.009cm" svg:x2="15.016cm" svg:y2="6.007cm" draw:start-shape="id3" draw:start-glue-point="7" draw:end-shape="id4" draw:end-glue-point="5" svg:d="M13319 6009l1697-2" svg:viewBox="0 0 1698 3">
          <text:p/>
        </draw:connector>
        <draw:connector draw:style-name="gr4" draw:text-style-name="P1" draw:layer="layout" draw:type="lines" draw:line-skew="0cm -0.288cm" svg:x1="20.2cm" svg:y1="7.277cm" svg:x2="7.004cm" svg:y2="8.647cm" draw:start-shape="id4" draw:start-glue-point="6" draw:end-shape="id5" draw:end-glue-point="4" svg:d="M20200 7277v502l-13196 79v789" svg:viewBox="0 0 13197 1371">
          <text:p/>
        </draw:connector>
        <draw:connector draw:style-name="gr4" draw:text-style-name="P1" draw:layer="layout" draw:type="line" svg:x1="12.719cm" svg:y1="9.79cm" svg:x2="14.943cm" svg:y2="9.727cm" draw:start-shape="id5" draw:start-glue-point="7" draw:end-shape="id6" draw:end-glue-point="5" svg:d="M12719 9790l2224-63" svg:viewBox="0 0 2225 64">
          <text:p/>
        </draw:connector>
        <draw:connector draw:style-name="gr3" draw:text-style-name="P1" draw:layer="layout" draw:type="lines" draw:line-skew="0cm -0.388cm" svg:x1="20.214cm" svg:y1="10.933cm" svg:x2="7.096cm" svg:y2="12.303cm" draw:start-shape="id6" draw:start-glue-point="6" draw:end-shape="id7" draw:end-glue-point="4" svg:d="M20214 10933v501l-13118-20v889" svg:viewBox="0 0 13119 1371">
          <text:p/>
        </draw:connector>
        <draw:connector draw:style-name="gr3" draw:text-style-name="P1" draw:layer="layout" draw:type="line" svg:x1="20.214cm" svg:y1="10.933cm" svg:x2="20.241cm" svg:y2="12.43cm" draw:start-shape="id6" draw:start-glue-point="6" draw:end-shape="id8" draw:end-glue-point="4" svg:d="M20214 10933l27 1497" svg:viewBox="0 0 28 1498">
          <text:p/>
        </draw:connector>
        <draw:custom-shape draw:style-name="gr1" draw:text-style-name="P2" xml:id="id9" draw:id="id9" draw:layer="layout" svg:width="2.54cm" svg:height="0.762cm" svg:x="11.487cm" svg:y="17.469cm">
          <text:p text:style-name="P1"><text:span text:style-name="T11">Deriv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0" draw:id="id10" draw:layer="layout" svg:width="1.778cm" svg:height="0.762cm" svg:x="11.868cm" svg:y="15.818cm">
          <text:p text:style-name="P1"><text:span text:style-name="T2">B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2.757cm" svg:y1="17.469cm" svg:x2="12.757cm" svg:y2="16.58cm" draw:start-shape="id9" draw:start-glue-point="4" draw:end-shape="id10" draw:end-glue-point="6" svg:d="M12757 17469v-889" svg:viewBox="0 0 1 890">
          <text:p/>
        </draw:connector>
        <draw:custom-shape draw:style-name="gr1" draw:text-style-name="P2" xml:id="id11" draw:id="id11" draw:layer="layout" svg:width="2.159cm" svg:height="0.762cm" svg:x="8.05cm" svg:y="18.069cm">
          <text:p text:style-name="P1"><text:span text:style-name="T11">Ca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4" xml:id="id12" draw:id="id12" draw:layer="layout" svg:width="3.81cm" svg:height="1.524cm" svg:x="7.196cm" svg:y="15.71cm">
          <text:p text:style-name="P1"><text:span text:style-name="T5">User input /</text:span></text:p>
          <text:p text:style-name="P1"><text:span text:style-name="T5">mod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9.13cm" svg:y1="18.069cm" svg:x2="9.101cm" svg:y2="17.234cm" draw:start-shape="id11" draw:start-glue-point="4" draw:end-shape="id12" draw:end-glue-point="6" svg:d="M9130 18069l-29-835" svg:viewBox="0 0 30 836">
          <text:p/>
        </draw:connector>
        <draw:custom-shape draw:style-name="gr5" draw:text-style-name="P1" draw:layer="layout" svg:width="8.89cm" svg:height="1.524cm" svg:x="17.994cm" svg:y="18.999cm">
          <text:p text:style-name="P1">df_dintnl = std::vector&lt;Real&gt;</text:p>
          <text:p text:style-name="P1">size = 1; value = 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471cm" svg:height="0.889cm" svg:x="17.278cm" svg:y="18.018cm">
          <text:p text:style-name="P1">Result: j2, hard const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2.794cm" svg:height="0.889cm" svg:x="8.869cm" svg:y="19.315cm">
          <text:p text:style-name="P1">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2.159cm" svg:height="1.397cm" svg:x="12.93cm" svg:y="19.034cm">
          <text:p text:style-name="P1">Same</text:p>
          <text:p text:style-name="P1">clas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1.663cm" svg:y1="19.759cm" svg:x2="12.93cm" svg:y2="19.733cm" draw:start-shape="id13" draw:start-glue-point="7" draw:end-shape="id14" draw:end-glue-point="5" svg:d="M11663 19759l1267-26" svg:viewBox="0 0 1268 27">
          <text:p/>
        </draw:connector>
        <draw:connector draw:style-name="gr3" draw:text-style-name="P1" draw:layer="layout" draw:type="line" svg:x1="20.241cm" svg:y1="14.335cm" svg:x2="20.249cm" svg:y2="15.205cm" draw:start-shape="id8" draw:start-glue-point="6" draw:end-shape="id15" draw:end-glue-point="4" svg:d="M20241 14335l8 870" svg:viewBox="0 0 9 8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chel Waxman</meta:initial-creator>
    <meta:creation-date>2015-09-28T14:06:04.809404716</meta:creation-date>
    <dc:date>2015-10-27T12:39:05.005108028</dc:date>
    <dc:creator>Rachel Waxman</dc:creator>
    <meta:editing-duration>PT1H12M28S</meta:editing-duration>
    <meta:editing-cycles>42</meta:editing-cycles>
    <meta:generator>LibreOffice/4.2.8.2$Linux_X86_64 LibreOffice_project/420m0$Build-2</meta:generator>
    <meta:document-statistic meta:object-count="29"/>
  </office:meta>
</office:document-meta>
</file>